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Andrzej Smoliński 179865</text:p>
      <text:p text:style-name="Caption">Paweł Nużka 179910</text:p>
      <text:p text:style-name="Caption">Jacek Topolski 179863</text:p>
      <text:h text:style-name="Heading_20_1" text:outline-level="1">Aplikacje bazodanowe – projekt aplikacji</text:h>
      <text:h text:style-name="Heading_20_2" text:outline-level="2">Analiza biznesowa</text:h>
      <text:p text:style-name="P1">Aplikacja służyć ma do obsługi towarowego portu morskiego. Port składa się z terminali różnych typów (masowe, kontenerowe, naftowe, ...), choć może być także kilka terminali tego samego typu. W skład terminala wchodzi co najmniej jeden dok, w którym może przebywać w danym momencie jeden statek. W dokach odbywają się także załadunki i wyładunki towarów. Oprócz doków, w skład terminala mogą wchodzić także magazyny, mogące przechowywać ładunki. </text:p>
      <text:p text:style-name="P1">Istnieje możliwość przeładunku towarów między statkami, między magazynami oraz między magazynami a statkami. Ładunek może także przybyć spoza portu oraz zostać wytransportowany poza port. W takim przypadku nie interesują nas wcześniejsze i późniejsze losy ładunku – śledzimy jego „cykl życiowy” wyłącznie na terenie naszego portu.</text:p>
      <text:p text:style-name="P1">Za przechowywanie ładunków w magazynach oraz przebywanie statków w dokach pobierane są opłaty portowe. Opłatę za dok płaci armator, który jest właścicielem statku. Opłatę za przetrzymywanie ładunku płaci właściciel ładunku.</text:p>
      <text:p text:style-name="P1">Niektóre z ładunków, które przybywają do portu podlegają kontroli celnej. Takie ładunki muszą być najpierw skontrolowane przez inspektora celnego. Inspektor celny może zatwierdzić kontrolę celną, naliczając cło, albo ją odrzucić i skonfiskować towar lub wstrzymać jego rozładunek ze statku</text:p>
      <text:h text:style-name="Heading_20_2" text:outline-level="2">Wymagania użytkownika</text:h>
      <text:list xml:id="list482137736" text:style-name="L1">
        <text:list-item>
          <text:p text:style-name="P2">system powinien być dostosowany do specyficznych potrzeb użytkowników: Administratora Systemu, Administratora Portu, Administratora Ładunków oraz Inspektora Celnego</text:p>
        </text:list-item>
        <text:list-item>
          <text:p text:style-name="P2">system ma uwzględniać możliwość rozbudowy portu o dodatkowe terminale, magazyny, doki.</text:p>
        </text:list-item>
        <text:list-item>
          <text:p text:style-name="P2">system ma pozwalać na wyświetlanie statków przebywających aktualnie w porcie oraz statków przebywających w nim historycznie</text:p>
        </text:list-item>
        <text:list-item>
          <text:p text:style-name="P2">dla każdego ładunku, system ma pozwalać na podglądanie jego historii, tzn. śledzenie wszystkich jego przeładunków od przybycia do portu do jego opuszczenia</text:p>
        </text:list-item>
        <text:list-item>
          <text:p text:style-name="P2">dla każdego magazynu system powinien wyświetlać wszystkie przebywające w nim aktualnie <text:s/>ładunki, oraz ładunki przebywające w nim historycznie w danym okresie</text:p>
        </text:list-item>
        <text:list-item>
          <text:p text:style-name="P2">system nie powinien pozwalać na wprowadzenie rozładunku ładunku podlegającego kontroli celnej, dla którego nie ma pozytywnej kontroli celnej. Ponadto, statek na którego pokładzie jest taki ładunek, nie może opuścić portu.</text:p>
        </text:list-item>
        <text:list-item>
          <text:p text:style-name="P2">system powinien automatycznie naliczać opłaty portowe i celne, umożliwiając także ręczne naliczenie opłat dodatkowych</text:p>
        </text:list-item>
        <text:list-item>
          <text:p text:style-name="P2">system ma mieć ergonomiczny interfejs użytkownika</text:p>
        </text:list-item>
      </text:list>
      <text:h text:style-name="Heading_20_2" text:outline-level="2">Koncepcja architektury systemu</text:h>
      <text:p text:style-name="Text_20_body">Aplikacja składać się będzie z dwóch warstw:</text:p>
      <text:list xml:id="list1122235663" text:style-name="L2">
        <text:list-item>
          <text:p text:style-name="P3"><text:soft-page-break/>Warstwa bazy danych</text:p>
        </text:list-item>
        <text:list-item>
          <text:p text:style-name="P3">Warstwa aplikacji</text:p>
        </text:list-item>
      </text:list>
      <text:p text:style-name="Text_20_body"/>
      <text:p text:style-name="P1">Warstwę bazy danych stanowić będzie baza MySQL. Generalnie nie będzie się w niej odbywać żadne przetwarzanie danych, z wyjątkiem prostego automatycznego naliczania opłat za pomocą wyzwalaczy.</text:p>
      <text:p text:style-name="P1">Warstwa aplikacji będzie aplikacją webową napisaną w PHP. Składać się będzie z dwóch podwarstw: warstwy przetwarzania danych oraz interfejsu użytkownika. W warstwie przetwarzania danych odbywać się będzie komunikacja z bazą danych i przetwarzanie pobranych wyników. Natomiast interfejs użytkownika będzie jedynie wyświetlał pobrane dane w oknie przeglądarki internetowej oraz pobierał od użytkownika dane wejściow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cm" fo:margin-bottom="0cm" style:shadow="non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4T12:50:10</meta:creation-date>
    <dc:date>2012-02-24T15:28:45</dc:date>
    <meta:editing-duration>PT2H7M44S</meta:editing-duration>
    <meta:editing-cycles>6</meta:editing-cycles>
    <meta:generator>LibreOffice/3.3$Linux LibreOffice_project/330m19$Build-301</meta:generator>
    <meta:document-statistic meta:table-count="0" meta:image-count="0" meta:object-count="0" meta:page-count="2" meta:paragraph-count="24" meta:word-count="440" meta:character-count="3230"/>
  </office:meta>
</office:document-meta>
</file>